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leSupport.getXMLIntrosp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Support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Support.getProcessedProperty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Support.getXMLInfoDige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leSupport.loadClass( String class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leSupport.RuleSup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